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erriweather" svg:font-family="Merriweather"/>
    <style:font-face style:name="OpenSymbol" svg:font-family="OpenSymbol"/>
    <style:font-face style:name="Tahoma1" svg:font-family="Tahoma"/>
    <style:font-face style:name="Cambria" svg:font-family="Cambria" style:font-family-generic="roman"/>
    <style:font-face style:name="TimesNewRoman" svg:font-family="TimesNewRoman" style:font-family-generic="roman"/>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master-page-name="">
      <style:paragraph-properties fo:margin-left="0cm" fo:margin-right="0cm" fo:margin-top="0.199cm" fo:margin-bottom="0.199cm" fo:line-height="150%" fo:text-align="justify" style:justify-single-word="false" fo:text-indent="1.482cm" style:auto-text-indent="false" style:page-number="auto" style:text-autospace="none"/>
      <style:text-properties fo:color="#1a1a1a" style:font-name="Verdana" fo:font-size="10.5pt" style:font-name-asian="Merriweather" style:font-size-asian="10.5pt" style:font-name-complex="Merriweather" style:font-size-complex="10.5pt"/>
    </style:style>
    <style:style style:name="P2" style:family="paragraph" style:parent-style-name="Standard">
      <style:paragraph-properties fo:margin-left="0cm" fo:margin-right="0cm" fo:margin-top="0.199cm" fo:margin-bottom="0.199cm" fo:line-height="150%" fo:text-align="justify" style:justify-single-word="false" fo:text-indent="1.482cm" style:auto-text-indent="false" style:text-autospace="none"/>
      <style:text-properties fo:color="#1a1a1a" style:font-name="Verdana" fo:font-size="10.5pt" style:font-name-asian="Merriweather" style:font-size-asian="10.5pt" style:font-name-complex="Merriweather" style:font-size-complex="10.5pt"/>
    </style:style>
    <style:style style:name="P3" style:family="paragraph" style:parent-style-name="Standard" style:list-style-name="L1">
      <style:paragraph-properties fo:margin-top="0.199cm" fo:margin-bottom="0.199cm" fo:line-height="150%" fo:text-align="justify" style:justify-single-word="false" style:text-autospace="none"/>
      <style:text-properties fo:color="#1a1a1a" style:font-name="Verdana" fo:font-size="10.5pt" style:font-name-asian="Merriweather" style:font-size-asian="10.5pt" style:font-name-complex="Merriweather" style:font-size-complex="10.5pt"/>
    </style:style>
    <style:style style:name="P4" style:family="paragraph" style:parent-style-name="Heading_20_1">
      <style:paragraph-properties fo:text-align="center" style:justify-single-word="false"/>
      <style:text-properties fo:font-style="normal" style:font-style-asian="normal" style:font-style-complex="normal"/>
    </style:style>
    <style:style style:name="T1" style:family="text">
      <style:text-properties fo:font-style="italic" style:font-style-asian="italic" style:font-style-complex="italic"/>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 text:outline-level="1">Cómo robustecer el servidor ssh</text:h>
      <text:p text:style-name="P2">La configuración del servidor SSH se halla en el fichero "/etc/ssh/sshd_config". El servidor la lee una vez al arrancar y posteriormente cada vez que recibe la señal SIGHUP. Por tanto, cuando se cambia el fichero de configuración es necesario informar al servidor usando la orden "service ssh reload". Aunque existen múltiples aspectos que considerar, los más relevantes son:</text:p>
      <text:list xml:id="list9170357076261522552" text:style-name="L1">
        <text:list-item>
          <text:p text:style-name="P3">Restringir el acceso al servidor. Aunque es recomendable usar herramientas complementarias como <text:span text:style-name="T1">tcpd </text:span>y el filtrado de paquetes para limitar el acceso al servidor, se puede limitar las interfaces en que escucha el servidor usando la opción <text:span text:style-name="T1">ListenAdress</text:span>.</text:p>
        </text:list-item>
        <text:list-item>
          <text:p text:style-name="P3">Restringir el número de intentos de autenticación. Es conveniente poner un número de intentos bajo de cara a dificultar la autenticación a los intrusos. Hay que tener en cuenta que en muchos casos esos intrusos son bots que, si tienen un número de intentos muy alto, tendrán más fácil acceder probando con diferentes contraseñas. (Opción <text:span text:style-name="T1">MaxAuthTries</text:span>).</text:p>
        </text:list-item>
        <text:list-item>
          <text:p text:style-name="P3">Permitir únicamente la versión 2 del protocolo SSH. La versión 1 es menos segura, y todos los servidores y clientes actuales soportan la versión 2. (Opción <text:span text:style-name="T1">Protocol</text:span>).</text:p>
        </text:list-item>
        <text:list-item>
          <text:p text:style-name="P3">Cambiar el puerto de escucha. Muchos de los intentos de ataque van dirigidos a servidores SSH que escuchan en el puerto 22. Aunque cambiar el puerto de escucha no protege frente a ataques dirigidos, sí evitará muchos intentos. Lo mejor es usar un puerto no privilegiado, como el 50000. (Opción <text:span text:style-name="T1">Port</text:span>).</text:p>
        </text:list-item>
        <text:list-item>
          <text:p text:style-name="P3">Deshabilitar métodos de autenticación inseguros, y todos los que no se vayan a usar. La autenticación basada en nodos es insegura (opciones <text:span text:style-name="T1">RhostsRSAAuthentication </text:span>y <text:span text:style-name="T1">HostbasedAuthentication), </text:span>y también lo es permitir el acceso sin contraseña (opción <text:span text:style-name="T1">PermitEmptyPasswords</text:span>). Si es posible, dejar únicamente la autenticación mediante clave privada. </text:p>
        </text:list-item>
        <text:list-item>
          <text:p text:style-name="P3">Utilizar preferiblemente autenticación mediante clave privada.</text:p>
        </text:list-item>
        <text:list-item>
          <text:p text:style-name="P3">Restringir los usuarios que pueden acceder mediante SSH. Se puede permitir selectivamente que solamente accedan ciertos usuarios y/o grupos (opciones <text:span text:style-name="T1">AllowUsers </text:span>y <text:span text:style-name="T1">AllowGroups</text:span>). Alternativamente se puede denegar selectivamente el acceso a ciertos usuarios y/o grupos (opciones <text:span text:style-name="T1">DenyUsers </text:span>y <text:span text:style-name="T1">DenyGroups</text:span>). Sin embargo, desde el punto de vista de la seguridad, siempre es preferible denegar por defecto y permitir explícitamente (primera opción).</text:p>
        </text:list-item>
        <text:list-item>
          <text:p text:style-name="P3"><text:soft-page-break/>Restringir el acceso del administrador. Aunque el acceso por SSH, especialmente si se usa criptografía asimétrica, es seguro, es recomendable impedir el acceso directo del administrador (opción <text:span text:style-name="T1">PermitRootLogin</text:span>) y exigir a los usuarios que usen <text:span text:style-name="T1">su </text:span>o, mejor, <text:span text:style-name="T1">sudo</text:span>, para realizar tareas de administración.</text:p>
        </text:list-item>
      </text:list>
      <text:p text:style-name="P1">El servidor SSH envía sus mensajes al registro del sistema usando el identificador <text:span text:style-name="T1">auth</text:span>, por lo que en Debian 6 los mensajes van a "/var/log/auth.log". Una forma sencilla de monitorizar este fichero para comprobar el funcionamiento del servicio es mediante la orden "tail -f /var/log/auth.lo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erriweather" svg:font-family="Merriweather"/>
    <style:font-face style:name="OpenSymbol" svg:font-family="OpenSymbol"/>
    <style:font-face style:name="Tahoma1" svg:font-family="Tahoma"/>
    <style:font-face style:name="Cambria" svg:font-family="Cambria" style:font-family-generic="roman"/>
    <style:font-face style:name="TimesNewRoman" svg:font-family="TimesNewRoman" style:font-family-generic="roman"/>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43M33S</meta:editing-duration>
    <meta:editing-cycles>8</meta:editing-cycles>
    <meta:generator>OpenOffice/4.1.7$Win32 OpenOffice.org_project/417m1$Build-9800</meta:generator>
    <dc:date>2020-05-19T13:14:28.26</dc:date>
    <meta:document-statistic meta:table-count="0" meta:image-count="0" meta:object-count="0" meta:page-count="2" meta:paragraph-count="11" meta:word-count="444" meta:character-count="2928"/>
    <meta:user-defined meta:name="Info 1"/>
    <meta:user-defined meta:name="Info 2"/>
    <meta:user-defined meta:name="Info 3"/>
    <meta:user-defined meta:name="Info 4"/>
  </office:meta>
</office:document-meta>
</file>